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2.0173in"/>
    </style:style>
    <style:style style:name="co10" style:family="table-column">
      <style:table-column-properties fo:break-before="auto" style:column-width="3.7374in"/>
    </style:style>
    <style:style style:name="co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5283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1.4882in"/>
    </style:style>
    <style:style style:name="co11" style:family="table-column">
      <style:table-column-properties fo:break-before="auto" style:column-width="2.5646in"/>
    </style:style>
    <style:style style:name="co12" style:family="table-column">
      <style:table-column-properties fo:break-before="auto" style:column-width="2.8339in"/>
    </style:style>
    <style:style style:name="co13" style:family="table-column">
      <style:table-column-properties fo:break-before="auto" style:column-width="0.5902in"/>
    </style:style>
    <style:style style:name="co14" style:family="table-column">
      <style:table-column-properties fo:break-before="auto" style:column-width="0.51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2" table:number-columns-repeated="1006" table:default-cell-style-name="Default"/>
        <table:table-row table:style-name="ro3">
          <table:table-cell table:style-name="ce3" office:value-type="string">
            <text:p>Naam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Code-VS</text:p>
          </table:table-cell>
          <table:table-cell table:style-name="ce3" office:value-type="string">
            <text:p>Actief</text:p>
          </table:table-cell>
          <table:table-cell table:style-name="ce3" office:value-type="string">
            <text:p>telnr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team</text:p>
          </table:table-cell>
          <table:table-cell table:style-name="ce3" office:value-type="string">
            <text:p>nevobo-nr</text:p>
          </table:table-cell>
          <table:table-cell table:style-name="ce3" office:value-type="string">
            <text:p>opmerkingen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H2</text:p>
          </table:table-cell>
          <table:table-cell table:style-name="ce3" office:value-type="string">
            <text:p>H3</text:p>
          </table:table-cell>
          <table:table-cell table:style-name="ce3" office:value-type="string">
            <text:p>H4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zf_andere</text:p>
          </table:table-cell>
          <table:table-cell table:style-name="ce3" office:value-type="string">
            <text:p>zf_zelfde</text:p>
          </table:table-cell>
          <table:table-cell table:style-name="ce3" table:number-columns-repeated="1004"/>
        </table:table-row>
        <table:table-row table:style-name="ro3">
          <table:table-cell office:value-type="string">
            <text:p>Annette Wolda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office:value-type="string">
            <text:p>D3</text:p>
          </table:table-cell>
          <table:table-cell office:value-type="string">
            <text:p>CDS9B9X</text:p>
          </table:table-cell>
          <table:table-cell office:value-type="string">
            <text:p>nieuw: D3, H4,wel zelfstandig, even checken.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Baukelien Muld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2980828</text:p>
          </table:table-cell>
          <table:table-cell office:value-type="string">
            <text:p><text:a xlink:href="mailto:baukelien.mulder@casema.nl">baukelien.mulder@casema.nl</text:a></text:p>
          </table:table-cell>
          <table:table-cell office:value-type="string">
            <text:p>D1</text:p>
          </table:table-cell>
          <table:table-cell table:style-name="ce9" office:value-type="string">
            <text:p>CDS9P1X</text:p>
          </table:table-cell>
          <table:table-cell office:value-type="string">
            <text:p>t/m D2, meestal D2. H4 wel, H2/H3 even de vraag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6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Chris Meijer</text:p>
          </table:table-cell>
          <table:table-cell office:value-type="string">
            <text:p>R2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office:value-type="string">
            <text:p>H1</text:p>
          </table:table-cell>
          <table:table-cell table:style-name="ce9" office:value-type="string">
            <text:p>CDS8X3K</text:p>
          </table:table-cell>
          <table:table-cell office:value-type="string">
            <text:p>Fluit omdat 'ie moet fluiten, dit seizoen weer begonnen, wel fluiten voor zijn eigen wedstrijd. Voor nood pas als laatste bellen. Kan ook iedereen fluiten.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Debby Meerveld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office:value-type="string">
            <text:p>speelt niet</text:p>
          </table:table-cell>
          <table:table-cell table:style-name="ce9" office:value-type="string">
            <text:p>CDS9K9Q</text:p>
          </table:table-cell>
          <table:table-cell office:value-type="string">
            <text:p>max D2, H4. Geen H2/H3.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Ester Hilhorst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office:value-type="string">
            <text:p>speelt niet</text:p>
          </table:table-cell>
          <table:table-cell table:style-name="ce9" office:value-type="string">
            <text:p>CHR8X3N</text:p>
          </table:table-cell>
          <table:table-cell office:value-type="string">
            <text:p>6-9-10 alleen voor oktober inplannen, daarna te zwanger. t/m H2, D2. Ook vaak D1 gedaan. Niet inplannen na eigen wedstrijd, zodat er uitwijk is als D1-scheids niet komt. 2e helft vorig seizoen niet ingepland, wel altijd spullen mee.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Gerard Kraan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office:value-type="string">
            <text:p>recreant</text:p>
          </table:table-cell>
          <table:table-cell table:style-name="ce9" office:value-type="string">
            <text:p>CDS9M0X</text:p>
          </table:table-cell>
          <table:table-cell office:value-type="string">
            <text:p>t/m H2, kan evt doorgroeien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00000">
            <text:p>100000</text:p>
          </table:table-cell>
          <table:table-cell table:number-columns-repeated="1004"/>
        </table:table-row>
        <table:table-row table:style-name="ro3">
          <table:table-cell office:value-type="string">
            <text:p>Gert van de Meent</text:p>
          </table:table-cell>
          <table:table-cell office:value-type="string">
            <text:p>R3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office:value-type="string">
            <text:p>H3</text:p>
          </table:table-cell>
          <table:table-cell office:value-type="string">
            <text:p>CDV0Y5M</text:p>
          </table:table-cell>
          <table:table-cell office:value-type="string">
            <text:p>gaat hoger fluiten, niet zelf inplannen?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3">
          <table:table-cell office:value-type="string">
            <text:p>Henry van der Heid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office:value-type="string">
            <text:p>geen lid</text:p>
          </table:table-cell>
          <table:table-cell office:value-type="string">
            <text:p>CJG7Z33</text:p>
          </table:table-cell>
          <table:table-cell office:value-type="string">
            <text:p>nieuw: D2-4, H4. 17-9-2010: geen lid meer, nog wel wat fluiten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00000">
            <text:p>100000</text:p>
          </table:table-cell>
          <table:table-cell table:number-columns-repeated="1004"/>
        </table:table-row>
        <table:table-row table:style-name="ro4">
          <table:table-cell office:value-type="string">
            <text:p>Jan Taconis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office:value-type="string">
            <text:p>H4</text:p>
          </table:table-cell>
          <table:table-cell table:style-name="ce9" office:value-type="string">
            <text:p>CDS9P3Z</text:p>
          </table:table-cell>
          <table:table-cell office:value-type="string">
            <text:p>t/m D2, H2/H3 de vraag.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Jan-Albert Kootstra </text:p>
          </table:table-cell>
          <table:table-cell office:value-type="string">
            <text:p>R2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office:value-type="string">
            <text:p>H1</text:p>
          </table:table-cell>
          <table:table-cell office:value-type="string">
            <text:p>CDS9P75</text:p>
          </table:table-cell>
          <table:table-cell office:value-type="string">
            <text:p>Vooral buiten vereniging fluiten, evt wel wedstrijd voor eigen wedstrijd fluiten, wel zo min mogelijk. Coachen nieuwe mensen vind 'ie wel leuk.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Jeanet Wattimena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office:value-type="string">
            <text:p>speelt niet</text:p>
          </table:table-cell>
          <table:table-cell table:style-name="ce9" office:value-type="string">
            <text:p>CHY9Z0M</text:p>
          </table:table-cell>
          <table:table-cell office:value-type="string">
            <text:p>Fluit t/m heren 2, dames 2. Vind 't ook leuk.Evt als 2e keus voor D1. Op andere dagen minder happig. Alg: iedereen 1 of 2 keer op andere avond.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00000">
            <text:p>100000</text:p>
          </table:table-cell>
          <table:table-cell table:number-columns-repeated="1004"/>
        </table:table-row>
        <table:table-row table:style-name="ro3">
          <table:table-cell office:value-type="string">
            <text:p>Kuneke Kluijfhou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office:value-type="string">
            <text:p>D1</text:p>
          </table:table-cell>
          <table:table-cell office:value-type="string">
            <text:p>CDS9L4O</text:p>
          </table:table-cell>
          <table:table-cell office:value-type="string">
            <text:p>nieuw: D2-4, H4. Volgend seizoen evt meer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00000">
            <text:p>100000</text:p>
          </table:table-cell>
          <table:table-cell table:number-columns-repeated="1004"/>
        </table:table-row>
        <table:table-row table:style-name="ro4">
          <table:table-cell office:value-type="string">
            <text:p>Maarten Wispelwey 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0616</text:p>
          </table:table-cell>
          <table:table-cell office:value-type="string">
            <text:p><text:a xlink:href="mailto:mwispelwey@regionoordveluwe.nl">mwispelwey@regionoordveluwe.nl</text:a></text:p>
          </table:table-cell>
          <table:table-cell office:value-type="string">
            <text:p>H2</text:p>
          </table:table-cell>
          <table:table-cell table:style-name="ce9" office:value-type="string">
            <text:p>CDS9X0W</text:p>
          </table:table-cell>
          <table:table-cell office:value-type="string">
            <text:p>t/m H2, D2. Kan evt ook H1 doen. Hij coacht D2 (man van Karin ook). Rekening mee houden, maar minder dan bij Rob.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Margriet Dren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office:value-type="string">
            <text:p>D4</text:p>
          </table:table-cell>
          <table:table-cell office:value-type="string">
            <text:p>CCW5W5L</text:p>
          </table:table-cell>
          <table:table-cell office:value-type="string">
            <text:p>Voor 2010-2011 wel weer beetje inplannen.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Nico de Vreez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office:value-type="string">
            <text:p>H4</text:p>
          </table:table-cell>
          <table:table-cell office:value-type="string">
            <text:p>CHY9Z0M</text:p>
          </table:table-cell>
          <table:table-cell/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Reza Gharsi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office:value-type="string">
            <text:p>recreant</text:p>
          </table:table-cell>
          <table:table-cell office:value-type="string">
            <text:p>CDS8Y2M</text:p>
          </table:table-cell>
          <table:table-cell office:value-type="string">
            <text:p>t/m H2, wil wel graag vroeg fluiten. Maar op rustige avond wel alles laat. Wel belangrijk om te houden.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1004"/>
        </table:table-row>
        <table:table-row table:style-name="ro4">
          <table:table-cell office:value-type="string">
            <text:p>Rob van Zonnevel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office:value-type="string">
            <text:p>H2</text:p>
          </table:table-cell>
          <table:table-cell table:style-name="ce9" office:value-type="string">
            <text:p>CDS9N02</text:p>
          </table:table-cell>
          <table:table-cell office:value-type="string">
            <text:p>t/m H2, D2. Hij coachet dames 1, hierdoor wel vaker op andere avond als 'ie niet zelf speelt.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Ronald Schreud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office:value-type="string">
            <text:p>H2</text:p>
          </table:table-cell>
          <table:table-cell office:value-type="string">
            <text:p>CDS9R0E</text:p>
          </table:table-cell>
          <table:table-cell office:value-type="string">
            <text:p>nieuw: wel cursus gedaan, nog niet eerder ingepland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5">
          <table:table-cell office:value-type="string">
            <text:p>Tessa van der Berg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 4808020</text:p>
          </table:table-cell>
          <table:table-cell table:style-name="ce8" office:value-type="string">
            <text:p>tessavdberg76@hotmail.com</text:p>
          </table:table-cell>
          <table:table-cell office:value-type="string">
            <text:p>D1</text:p>
          </table:table-cell>
          <table:table-cell/>
          <table:table-cell office:value-type="string">
            <text:p>Nieuw 20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Yvonne Bokhorst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office:value-type="string">
            <text:p>speelt niet</text:p>
          </table:table-cell>
          <table:table-cell table:style-name="ce9" office:value-type="string">
            <text:p>CDS9K7O</text:p>
          </table:table-cell>
          <table:table-cell office:value-type="string">
            <text:p>t/m D2, wel H4, hoger eigenlijk niet,maar doet ze wel.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Wendy van der Woer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<text:a xlink:href="mailto:wvanderwoerd@hotmail.com">wvanderwoerd@hotmail.com</text:a></text:p>
          </table:table-cell>
          <table:table-cell office:value-type="string">
            <text:p>D2</text:p>
          </table:table-cell>
          <table:table-cell office:value-type="string">
            <text:p>CGD0X1O</text:p>
          </table:table-cell>
          <table:table-cell office:value-type="string">
            <text:p>In ieder geval eerste helft van het seizoen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Vincent Klein Bretel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office:value-type="string">
            <text:p>H1</text:p>
          </table:table-cell>
          <table:table-cell table:style-name="ce9" office:value-type="string">
            <text:p>CLB7Z0V</text:p>
          </table:table-cell>
          <table:table-cell office:value-type="string">
            <text:p>Alleen als inva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Lisette Ackerstaff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-18977814</text:p>
          </table:table-cell>
          <table:table-cell office:value-type="string">
            <text:p>lisetteackerstaff@zonnet.nl</text:p>
          </table:table-cell>
          <table:table-cell office:value-type="string">
            <text:p>geen lid</text:p>
          </table:table-cell>
          <table:table-cell/>
          <table:table-cell office:value-type="string">
            <text:p>Eerder wel gefloten, ook wel eens al invaller voor D1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Suzanne de Rooij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2861522</text:p>
          </table:table-cell>
          <table:table-cell office:value-type="string">
            <text:p>theosuzanne@hetnet.nl</text:p>
          </table:table-cell>
          <table:table-cell office:value-type="string">
            <text:p>D1</text:p>
          </table:table-cell>
          <table:table-cell office:value-type="string">
            <text:p>stopt</text:p>
          </table:table-cell>
          <table:table-cell office:value-type="string">
            <text:p>nieuw: D2-4, H4. Volgend seizoen evt meer, vraag of ze blijft fluiten. Speelt alleen af en toe in dames 1, vanwege opleiding prive. 15-6-2010 ze stopt volgens blijf form.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6">
          <table:table-cell table:style-name="ce4" office:value-type="string">
            <text:p>Invall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office:value-type="string">
            <text:p>geen</text:p>
          </table:table-cell>
          <table:table-cell/>
          <table:table-cell office:value-type="string">
            <text:p>Graag een invaller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1004"/>
        </table:table-row>
        <table:table-row table:style-name="ro3" table:number-rows-repeated="6">
          <table:table-cell table:style-name="ce4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7">
          <table:table-cell table:style-name="ce7"/>
          <table:table-cell table:number-columns-repeated="1023"/>
        </table:table-row>
        <table:table-row table:style-name="ro1" table:number-rows-repeated="5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</table:table>
      <table:table table:name="Contactgegeven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>
          <table:table-cell table:style-name="ce5" office:value-type="string">
            <text:p>Naam</text:p>
          </table:table-cell>
          <table:table-cell table:style-name="ce5" office:value-type="string">
            <text:p>telnr</text:p>
          </table:table-cell>
          <table:table-cell table:style-name="ce5" office:value-type="string">
            <text:p>email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Annette Wolda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table:number-columns-repeated="1020"/>
        </table:table-row>
        <table:table-row table:style-name="ro1">
          <table:table-cell office:value-type="string">
            <text:p>Baukelien Mulder</text:p>
          </table:table-cell>
          <table:table-cell office:value-type="string">
            <text:p>033-2980828</text:p>
          </table:table-cell>
          <table:table-cell office:value-type="string">
            <text:p>baukelien.mulder@casema.nl;baukelien.mulder@planet.nl</text:p>
          </table:table-cell>
          <table:table-cell table:number-columns-repeated="1020"/>
        </table:table-row>
        <table:table-row table:style-name="ro1">
          <table:table-cell office:value-type="string">
            <text:p>Chris Meijer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table:number-columns-repeated="1020"/>
        </table:table-row>
        <table:table-row table:style-name="ro1">
          <table:table-cell office:value-type="string">
            <text:p>Ester Hilhorst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table:number-columns-repeated="1020"/>
        </table:table-row>
        <table:table-row table:style-name="ro1">
          <table:table-cell office:value-type="string">
            <text:p>Gert van de Meent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table:number-columns-repeated="1020"/>
        </table:table-row>
        <table:table-row table:style-name="ro1">
          <table:table-cell office:value-type="string">
            <text:p>Jan Taconis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table:number-columns-repeated="1020"/>
        </table:table-row>
        <table:table-row table:style-name="ro1">
          <table:table-cell office:value-type="string">
            <text:p>Jan-Albert Kootstra 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table:number-columns-repeated="1020"/>
        </table:table-row>
        <table:table-row table:style-name="ro1">
          <table:table-cell office:value-type="string">
            <text:p>Maarten Wispelwey </text:p>
          </table:table-cell>
          <table:table-cell office:value-type="string">
            <text:p>033-4650616</text:p>
          </table:table-cell>
          <table:table-cell office:value-type="string">
            <text:p>mwispelwey@regionoordveluwe.nl;m.wispelwey@planet.nl</text:p>
          </table:table-cell>
          <table:table-cell table:number-columns-repeated="1020"/>
        </table:table-row>
        <table:table-row table:style-name="ro1">
          <table:table-cell office:value-type="string">
            <text:p>Margriet Drent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table:number-columns-repeated="1020"/>
        </table:table-row>
        <table:table-row table:style-name="ro1">
          <table:table-cell office:value-type="string">
            <text:p>Nico de Vreeze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table:number-columns-repeated="1020"/>
        </table:table-row>
        <table:table-row table:style-name="ro1">
          <table:table-cell office:value-type="string">
            <text:p>Reza Gharsi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table:number-columns-repeated="1020"/>
        </table:table-row>
        <table:table-row table:style-name="ro1">
          <table:table-cell office:value-type="string">
            <text:p>Rob van Zonneveld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table:number-columns-repeated="1020"/>
        </table:table-row>
        <table:table-row table:style-name="ro1">
          <table:table-cell office:value-type="string">
            <text:p>Ronald Schreuder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table:number-columns-repeated="1020"/>
        </table:table-row>
        <table:table-row table:style-name="ro2">
          <table:table-cell office:value-type="string">
            <text:p>Wendy van der Woerd</text:p>
          </table:table-cell>
          <table:table-cell/>
          <table:table-cell table:style-name="ce1" office:value-type="string">
            <text:p>wvanderwoerd@hotmail.c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5" office:value-type="string">
            <text:p>Invallers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office:value-type="string">
            <text:p>Debby Meerveld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table:number-columns-repeated="1020"/>
        </table:table-row>
        <table:table-row table:style-name="ro1">
          <table:table-cell office:value-type="string">
            <text:p>Gerard Kraan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table:number-columns-repeated="1020"/>
        </table:table-row>
        <table:table-row table:style-name="ro1">
          <table:table-cell office:value-type="string">
            <text:p>Henry van der Heide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table:number-columns-repeated="1020"/>
        </table:table-row>
        <table:table-row table:style-name="ro1">
          <table:table-cell office:value-type="string">
            <text:p>Jeanet Wattimena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table:number-columns-repeated="1020"/>
        </table:table-row>
        <table:table-row table:style-name="ro1">
          <table:table-cell office:value-type="string">
            <text:p>Kuneke Kluijfhout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table:number-columns-repeated="1020"/>
        </table:table-row>
        <table:table-row table:style-name="ro1">
          <table:table-cell office:value-type="string">
            <text:p>Vincent Klein Breteler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table:number-columns-repeated="1020"/>
        </table:table-row>
        <table:table-row table:style-name="ro1">
          <table:table-cell office:value-type="string">
            <text:p>Yvonne Bokhorst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table:number-columns-repeated="102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Dames_2" table:base-cell-address="$Sheet1.$A$33" table:cell-range-address="$Sheet1.$A$34"/>
      </table:named-expressions>
      <table:database-ranges>
        <table:database-range table:name="__Anonymous_Sheet_DB__1" table:target-range-address="Contactgegevens.A1:Contactgegevens.C24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  <number:text> </number:text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  <number:text> </number:text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number number:decimal-places="0" number:min-integer-digits="1" number:grouping="true"/>
      <number:text>-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0" number:min-integer-digits="1" number:grouping="true"/>
      <number:text> </number:text>
    </number:number-style>
    <number:number-style style:name="N139P1" style:volatile="true">
      <number:text> € </number:text>
      <number:number number:decimal-places="0" number:min-integer-digits="1" number:grouping="true"/>
      <number:text>-</number:text>
    </number:number-style>
    <number:number-style style:name="N139P2" style:volatile="true">
      <number:text> €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number number:decimal-places="2" number:min-integer-digits="1" number:grouping="true"/>
      <number:text>-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€ </number:text>
      <number:number number:decimal-places="2" number:min-integer-digits="1" number:grouping="true"/>
      <number:text> </number:text>
    </number:number-style>
    <number:number-style style:name="N147P1" style:volatile="true">
      <number:text> € </number:text>
      <number:number number:decimal-places="2" number:min-integer-digits="1" number:grouping="true"/>
      <number:text>-</number:text>
    </number:number-style>
    <number:number-style style:name="N147P2" style:volatile="true">
      <number:text> €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Ja</number:text>
    </number:number-style>
    <number:number-style style:name="N153P1" style:volatile="true">
      <number:text>Ja</number:text>
    </number:number-style>
    <number:number-style style:name="N153">
      <number:text>Ne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Waar</number:text>
    </number:number-style>
    <number:number-style style:name="N155P1" style:volatile="true">
      <number:text>Waar</number:text>
    </number:number-style>
    <number:number-style style:name="N155">
      <number:text>Niet waar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Aan</number:text>
    </number:number-style>
    <number:number-style style:name="N157P1" style:volatile="true">
      <number:text>Aan</number:text>
    </number:number-style>
    <number:number-style style:name="N157">
      <number:text>Uit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59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59P0"/>
    </number:currency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8">
      <number:scientific-number number:decimal-places="1" number:min-integer-digits="3" number:min-exponent-digits="1"/>
    </number:number-style>
    <number:date-style style:name="N169">
      <number:day number:style="long"/>
      <number:text>/</number:text>
      <number:month number:style="long"/>
      <number:text>/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9/02/2012</text:date>, <text:time>20:4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de Vreeze</meta:initial-creator>
    <meta:creation-date>2011-09-18T14:59:44</meta:creation-date>
    <dc:date>2012-09-02T20:46:11</dc:date>
    <meta:editing-duration>PT6H56M3S</meta:editing-duration>
    <meta:editing-cycles>13</meta:editing-cycles>
    <meta:generator>LibreOffice/3.4$Unix LibreOffice_project/340m1$Build-402</meta:generator>
    <meta:document-statistic meta:table-count="3" meta:cell-count="581" meta:object-count="0"/>
  </office:meta>
</office:document-meta>
</file>